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Droid Sans" svg:font-family="'Droid Sans'" style:font-family-generic="swiss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1pt" officeooo:rsid="000eaf38" officeooo:paragraph-rsid="000eaf38" style:font-size-asian="11pt" style:font-size-complex="11pt"/>
    </style:style>
    <style:style style:name="P2" style:family="paragraph" style:parent-style-name="Standard" style:list-style-name="L1">
      <style:text-properties style:font-name="Droid Sans" fo:font-size="11pt" officeooo:rsid="000eaf38" officeooo:paragraph-rsid="000eaf38" style:font-size-asian="11pt" style:font-size-complex="11pt"/>
    </style:style>
    <style:style style:name="P3" style:family="paragraph" style:parent-style-name="Standard" style:list-style-name="L2">
      <style:text-properties style:font-name="Droid Sans" fo:font-size="11pt" officeooo:rsid="000eaf38" officeooo:paragraph-rsid="000eaf38" style:font-size-asian="11pt" style:font-size-complex="11pt"/>
    </style:style>
    <style:style style:name="P4" style:family="paragraph" style:parent-style-name="Standard" style:list-style-name="L2">
      <style:text-properties style:font-name="Droid Sans" fo:font-size="11pt" officeooo:rsid="000f73fe" officeooo:paragraph-rsid="000f73fe" style:font-size-asian="11pt" style:font-size-complex="11pt"/>
    </style:style>
    <style:style style:name="P5" style:family="paragraph" style:parent-style-name="Standard">
      <style:text-properties style:font-name="Droid Sans" fo:font-size="11pt" officeooo:rsid="000f73fe" officeooo:paragraph-rsid="000f73fe" style:font-size-asian="11pt" style:font-size-complex="11pt"/>
    </style:style>
    <style:style style:name="P6" style:family="paragraph" style:parent-style-name="Standard">
      <style:text-properties style:font-name="Droid Sans" fo:font-size="11pt" officeooo:rsid="0010b1ad" officeooo:paragraph-rsid="0010b1ad" style:font-size-asian="11pt" style:font-size-complex="11pt"/>
    </style:style>
    <style:style style:name="P7" style:family="paragraph" style:parent-style-name="Standard" style:list-style-name="L3">
      <style:text-properties style:font-name="Droid Sans" fo:font-size="11pt" officeooo:rsid="0010b1ad" officeooo:paragraph-rsid="0010b1ad" style:font-size-asian="11pt" style:font-size-complex="11pt"/>
    </style:style>
    <style:style style:name="P8" style:family="paragraph" style:parent-style-name="Standard">
      <style:text-properties style:font-name="Droid Sans" fo:font-size="11pt" officeooo:rsid="00116a8b" officeooo:paragraph-rsid="00116a8b" style:font-size-asian="11pt" style:font-size-complex="11pt"/>
    </style:style>
    <style:style style:name="P9" style:family="paragraph" style:parent-style-name="Standard">
      <style:text-properties style:font-name="Droid Sans" fo:font-size="11pt" officeooo:rsid="00149cbc" officeooo:paragraph-rsid="00149cbc" style:font-size-asian="11pt" style:font-size-complex="11pt"/>
    </style:style>
    <style:style style:name="P10" style:family="paragraph" style:parent-style-name="Standard" style:list-style-name="L4">
      <style:text-properties style:font-name="Droid Sans" fo:font-size="11pt" officeooo:rsid="00149cbc" officeooo:paragraph-rsid="00149cbc" style:font-size-asian="11pt" style:font-size-complex="11pt"/>
    </style:style>
    <style:style style:name="T1" style:family="text">
      <style:text-properties officeooo:rsid="0012ef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ngeon Manager</text:p>
      <text:p text:style-name="P1">Bring your own</text:p>
      <text:p text:style-name="P1">Character Manager</text:p>
      <text:p text:style-name="P1">D&amp;D Hangout</text:p>
      <text:p text:style-name="P1">Dungeon Craft</text:p>
      <text:p text:style-name="P1">RPG Connect</text:p>
      <text:p text:style-name="P1">Plug-in-that Dungeon!</text:p>
      <text:p text:style-name="P1">Dungeon-Net</text:p>
      <text:p text:style-name="P1"/>
      <text:p text:style-name="P1">by Matt Buland, Maria Deslis, and Eric Young</text:p>
      <text:p text:style-name="P1"/>
      <text:p text:style-name="P1">Purpose</text:p>
      <text:list xml:id="list9105715653479250631" text:style-name="L1">
        <text:list-item>
          <text:p text:style-name="P2">Character Management</text:p>
        </text:list-item>
        <text:list-item>
          <text:p text:style-name="P2">Inventory Management</text:p>
        </text:list-item>
        <text:list-item>
          <text:p text:style-name="P2">Map Editor and Viewer</text:p>
        </text:list-item>
        <text:list-item>
          <text:p text:style-name="P2">Turn/Initiative Management</text:p>
        </text:list-item>
        <text:list-item>
          <text:p text:style-name="P2">Multiple Games</text:p>
        </text:list-item>
      </text:list>
      <text:p text:style-name="P1"/>
      <text:p text:style-name="P1">Usage Flow</text:p>
      <text:list xml:id="list2521144105476613491" text:style-name="L2">
        <text:list-item>
          <text:p text:style-name="P3">Select Game: Join or Host (GM feature)</text:p>
          <text:list>
            <text:list-item>
              <text:p text:style-name="P3">Join Empty game: Soft-hosting</text:p>
            </text:list-item>
            <text:list-item>
              <text:p text:style-name="P3">Pure Hosting allows full map-editor features, turn control, and all-access inventory vision</text:p>
            </text:list-item>
          </text:list>
        </text:list-item>
        <text:list-item>
          <text:p text:style-name="P3">View Your Character's stat-sheet</text:p>
          <text:list>
            <text:list-item>
              <text:p text:style-name="P3">Agility, Strength, Vitality, Alterness, Intelligence, Willpower</text:p>
            </text:list-item>
            <text:list-item>
              <text:p text:style-name="P3">Skills</text:p>
            </text:list-item>
            <text:list-item>
              <text:p text:style-name="P3">Strengths/Weaknesses/Complication</text:p>
            </text:list-item>
            <text:list-item>
              <text:p text:style-name="P3">Name / Description / Race / Backstory</text:p>
            </text:list-item>
            <text:list-item>
              <text:p text:style-name="P3">Choosable public-visibility</text:p>
            </text:list-item>
          </text:list>
        </text:list-item>
        <text:list-item>
          <text:p text:style-name="P3">View Others' stat sheets (visibility permitting)</text:p>
        </text:list-item>
        <text:list-item>
          <text:p text:style-name="P3">Dice Roller</text:p>
          <text:list>
            <text:list-item>
              <text:p text:style-name="P3">Most likely a bad-distribution</text:p>
            </text:list-item>
          </text:list>
        </text:list-item>
        <text:list-item>
          <text:p text:style-name="P3">Chat log? / Google Hangouts integration? / Voice Chat? / Video Sharing?</text:p>
        </text:list-item>
        <text:list-item>
          <text:p text:style-name="P3">View map hosted by GM</text:p>
          <text:list>
            <text:list-item>
              <text:p text:style-name="P3">Zoom In/Out</text:p>
            </text:list-item>
            <text:list-item>
              <text:p text:style-name="P3">Character Movement</text:p>
            </text:list-item>
          </text:list>
        </text:list-item>
        <text:list-item>
          <text:p text:style-name="P3">Build custom maps (importable PNGs)</text:p>
          <text:list>
            <text:list-item>
              <text:p text:style-name="P4">GM-feature only</text:p>
            </text:list-item>
            <text:list-item>
              <text:p text:style-name="P4">Import PNGs for characters/objects/background</text:p>
            </text:list-item>
            <text:list-item>
              <text:p text:style-name="P4">Size / Scaling options</text:p>
            </text:list-item>
            <text:list-item>
              <text:p text:style-name="P4">Fog-of-war? / Visibility limiting</text:p>
            </text:list-item>
            <text:list-item>
              <text:p text:style-name="P4">Dragable objects</text:p>
            </text:list-item>
          </text:list>
        </text:list-item>
      </text:list>
      <text:p text:style-name="P5"/>
      <text:p text:style-name="P6">Screen Definitions / Descriptions</text:p>
      <text:list xml:id="list8124011304814649905" text:style-name="L3">
        <text:list-item>
          <text:p text:style-name="P7">Select Game</text:p>
        </text:list-item>
        <text:list-item>
          <text:p text:style-name="P7">GameMenu (May become OptionsMenu)</text:p>
        </text:list-item>
        <text:list-item>
          <text:p text:style-name="P7">StatViewer</text:p>
        </text:list-item>
        <text:list-item>
          <text:p text:style-name="P7">RollDie (FragmentDialog)</text:p>
        </text:list-item>
        <text:list-item>
          <text:p text:style-name="P7">MapView</text:p>
        </text:list-item>
      </text:list>
      <text:p text:style-name="P6"/>
      <text:p text:style-name="P6">Data Flow</text:p>
      <text:p text:style-name="P6">Select Game → Game Menu:<text:tab/><text:tab/>Int representing Game Identifier</text:p>
      <text:p text:style-name="P6">Game Menu → StatViewer:<text:tab/><text:tab/>Int: GameID ; String: CharacterName</text:p>
      <text:p text:style-name="P8"><text:soft-page-break/>Anywhere ← RollDie<text:tab/><text:tab/><text:tab/>Int: Sum of dice roll (maybe. Or, immediate toast)</text:p>
      <text:p text:style-name="P8">Game Menu → Chat Log:<text:tab/><text:tab/>Int: GameID</text:p>
      <text:p text:style-name="P8">Game Menu → Map View:<text:tab/><text:tab/>Int: GameID</text:p>
      <text:p text:style-name="P8"/>
      <text:p text:style-name="P8">Database Usage/Implementation:</text:p>
      <text:p text:style-name="P8">Table: character</text:p>
      <text:p text:style-name="P8"><text:tab/>int:game_id<text:tab/>int:character_id<text:tab/>text:name<text:tab/>text:description</text:p>
      <text:p text:style-name="P8">Table: stats</text:p>
      <text:p text:style-name="P8"><text:tab/>int:character_id<text:tab/>int:statistic_id<text:tab/>int:stat_value</text:p>
      <text:p text:style-name="P8">Table: statistic</text:p>
      <text:p text:style-name="P8"><text:tab/>int: statistic_id<text:tab/><text:tab/>text:name<text:tab/>text:description/usage</text:p>
      <text:p text:style-name="P8">Table: <text:span text:style-name="T1">map_layer</text:span></text:p>
      <text:p text:style-name="P8"><text:span text:style-name="T1"><text:tab/>int:game_id<text:tab/>int:x<text:tab/>int:y<text:tab/>int:z<text:tab/>text:png_path</text:span></text:p>
      <text:p text:style-name="P8"/>
      <text:p text:style-name="P9"><text:span text:style-name="T1">E</text:span>xtended/Stretch Features (Or reserved for App3):</text:p>
      <text:list xml:id="list2993032416437469964" text:style-name="L4">
        <text:list-item>
          <text:p text:style-name="P10">Chat Log</text:p>
        </text:list-item>
        <text:list-item>
          <text:p text:style-name="P10">Map View and Edi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Droid Sans" svg:font-family="'Droid Sans'" style:font-family-generic="swiss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7:48:09.123123855</meta:creation-date>
    <meta:generator>LibreOffice/4.1.1.2$Linux_X86_64 LibreOffice_project/410m0$Build-2</meta:generator>
    <dc:date>2013-09-22T19:15:15.375129924</dc:date>
    <meta:editing-duration>PT19M50S</meta:editing-duration>
    <meta:editing-cycles>2</meta:editing-cycles>
    <meta:document-statistic meta:table-count="0" meta:image-count="0" meta:object-count="0" meta:page-count="2" meta:paragraph-count="62" meta:word-count="269" meta:character-count="1819" meta:non-whitespace-character-count="1635"/>
  </office:meta>
</office:document-meta>
</file>